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4C0000009C046115F4.png" manifest:media-type="image/png"/>
  <manifest:file-entry manifest:full-path="Pictures/100000010000053600000125D18A50DD.png" manifest:media-type="image/png"/>
  <manifest:file-entry manifest:full-path="Pictures/100000010000053600000143B75C045C.png" manifest:media-type="image/png"/>
  <manifest:file-entry manifest:full-path="Pictures/100000010000037600000186C9C0C954.png" manifest:media-type="image/png"/>
  <manifest:file-entry manifest:full-path="Pictures/100000010000054F0000012E23F9BA6E.png" manifest:media-type="image/png"/>
  <manifest:file-entry manifest:full-path="Pictures/10000001000001D90000015B80933855.png" manifest:media-type="image/png"/>
  <manifest:file-entry manifest:full-path="Pictures/100000010000055A0000014A286804C5.png" manifest:media-type="image/png"/>
  <manifest:file-entry manifest:full-path="Pictures/10000001000005320000024236C22BA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n1" text:anchor-type="char" svg:x="0.404cm" svg:y="0.016cm" svg:width="15.559cm" svg:height="4.128cm" draw:z-index="0"><draw:image xlink:href="Pictures/100000010000024C0000009C046115F4.png" xlink:type="simple" xlink:show="embed" xlink:actuate="onLoad" draw:mime-type="image/png"/></draw:frame></text:p>
      <text:p text:style-name="Standard"><draw:frame draw:style-name="fr1" draw:name="Imagen2" text:anchor-type="char" svg:x="0.265cm" svg:y="0.381cm" svg:width="17cm" svg:height="3.776cm" draw:z-index="1"><draw:image xlink:href="Pictures/100000010000054F0000012E23F9BA6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Imagen3" text:anchor-type="char" svg:width="17cm" svg:height="7.482cm" draw:z-index="2"><draw:image xlink:href="Pictures/100000010000037600000186C9C0C954.png" xlink:type="simple" xlink:show="embed" xlink:actuate="onLoad" draw:mime-type="image/png"/></draw:frame></text:p>
      <text:p text:style-name="Standard"/>
      <text:p text:style-name="Standard"><draw:frame draw:style-name="fr1" draw:name="Imagen4" text:anchor-type="char" svg:x="0.106cm" svg:y="0.252cm" svg:width="17cm" svg:height="4.094cm" draw:z-index="3"><draw:image xlink:href="Pictures/100000010000055A0000014A286804C5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><draw:frame draw:style-name="fr2" draw:name="Imagen5" text:anchor-type="char" svg:width="17cm" svg:height="4.115cm" draw:z-index="4"><draw:image xlink:href="Pictures/100000010000053600000143B75C045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Imagen6" text:anchor-type="char" svg:width="17cm" svg:height="7.387cm" draw:z-index="5"><draw:image xlink:href="Pictures/10000001000005320000024236C22BA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n7" text:anchor-type="char" svg:width="17cm" svg:height="3.732cm" draw:z-index="6"><draw:image xlink:href="Pictures/100000010000053600000125D18A50D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n8" text:anchor-type="char" svg:x="2.956cm" svg:y="0.27cm" svg:width="12.517cm" svg:height="9.183cm" draw:z-index="7"><draw:image xlink:href="Pictures/10000001000001D90000015B8093385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3T23:27:18.404551800</meta:creation-date>
    <dc:date>2025-11-23T23:36:22.459371800</dc:date>
    <meta:editing-duration>PT9M4S</meta:editing-duration>
    <meta:editing-cycles>1</meta:editing-cycles>
    <meta:document-statistic meta:table-count="0" meta:image-count="8" meta:object-count="0" meta:page-count="3" meta:paragraph-count="0" meta:word-count="0" meta:character-count="0" meta:non-whitespace-character-count="0"/>
    <meta:generator>LibreOffice/25.8.2.2$Windows_X86_64 LibreOffice_project/d401f2107ccab8f924a8e2df40f573aab7605b6f</meta:generator>
  </office:meta>
</office:document-meta>
</file>